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1bb1f" officeooo:paragraph-rsid="0019c3ef"/>
    </style:style>
    <style:style style:name="P2" style:family="paragraph" style:parent-style-name="Standard">
      <style:text-properties officeooo:rsid="0011bb1f" officeooo:paragraph-rsid="0019c3ef"/>
    </style:style>
    <style:style style:name="P3" style:family="paragraph" style:parent-style-name="Preformatted_20_Text">
      <style:text-properties style:font-name="Liberation Serif" officeooo:rsid="0011bb1f" officeooo:paragraph-rsid="0019c3ef"/>
    </style:style>
    <style:style style:name="P4" style:family="paragraph" style:parent-style-name="Standard">
      <style:text-properties style:font-name="Liberation Serif" officeooo:rsid="0011bb1f" officeooo:paragraph-rsid="0019c3ef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11225b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19c3ef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1bb1f" officeooo:paragraph-rsid="0019c3ef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ae620" style:font-size-asian="12pt" style:font-size-complex="12pt"/>
    </style:style>
    <style:style style:name="P10" style:family="paragraph" style:parent-style-name="Standard">
      <style:text-properties fo:font-size="12pt" officeooo:paragraph-rsid="0019c3ef" style:font-size-asian="12pt" style:font-size-complex="12pt"/>
    </style:style>
    <style:style style:name="P11" style:family="paragraph" style:parent-style-name="Standard">
      <style:text-properties fo:font-size="12pt" officeooo:paragraph-rsid="001ae620" style:font-size-asian="12pt" style:font-size-complex="12pt"/>
    </style:style>
    <style:style style:name="P12" style:family="paragraph" style:parent-style-name="Standard">
      <style:text-properties officeooo:paragraph-rsid="0019c3ef"/>
    </style:style>
    <style:style style:name="P13" style:family="paragraph" style:parent-style-name="Standard">
      <style:text-properties style:font-name="Liberation Serif" fo:font-size="12pt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24b249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4b249" officeooo:paragraph-rsid="0024b249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670c8" officeooo:paragraph-rsid="002670c8" style:font-size-asian="12pt" style:font-size-complex="12pt"/>
    </style:style>
    <style:style style:name="T1" style:family="text">
      <style:text-properties officeooo:rsid="0011bb1f"/>
    </style:style>
    <style:style style:name="T2" style:family="text">
      <style:text-properties officeooo:rsid="0011c653"/>
    </style:style>
    <style:style style:name="T3" style:family="text">
      <style:text-properties officeooo:rsid="00133c0e"/>
    </style:style>
    <style:style style:name="T4" style:family="text">
      <style:text-properties officeooo:rsid="0018b646"/>
    </style:style>
    <style:style style:name="T5" style:family="text">
      <style:text-properties officeooo:rsid="0019c3ef"/>
    </style:style>
    <style:style style:name="T6" style:family="text">
      <style:text-properties officeooo:rsid="001fe8c5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33c0e" style:font-size-asian="12pt" style:font-size-complex="12pt"/>
    </style:style>
    <style:style style:name="T10" style:family="text">
      <style:text-properties style:font-name="Liberation Serif" fo:font-size="12pt" officeooo:rsid="0011bb1f" style:font-size-asian="12pt" style:font-size-complex="12pt"/>
    </style:style>
    <style:style style:name="T11" style:family="text">
      <style:text-properties style:font-name="Liberation Serif" officeooo:rsid="0011225b"/>
    </style:style>
    <style:style style:name="T12" style:family="text">
      <style:text-properties style:font-name="Liberation Serif" officeooo:rsid="00133c0e"/>
    </style:style>
    <style:style style:name="T13" style:family="text">
      <style:text-properties style:font-name="Liberation Serif" officeooo:rsid="0013a57b"/>
    </style:style>
    <style:style style:name="T14" style:family="text">
      <style:text-properties style:font-name="Liberation Serif" officeooo:rsid="00157476"/>
    </style:style>
    <style:style style:name="T15" style:family="text">
      <style:text-properties style:font-name="Liberation Serif" officeooo:rsid="0016cfca"/>
    </style:style>
    <style:style style:name="T16" style:family="text">
      <style:text-properties style:font-name="Liberation Serif" officeooo:rsid="0018b646"/>
    </style:style>
    <style:style style:name="T17" style:family="text">
      <style:text-properties officeooo:rsid="0023c742"/>
    </style:style>
    <style:style style:name="T18" style:family="text">
      <style:text-properties officeooo:rsid="0024022b"/>
    </style:style>
    <style:style style:name="T19" style:family="text">
      <style:text-properties officeooo:rsid="0024b2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#List local Images </text:p>
      <text:p text:style-name="P5">docker images</text:p>
      <text:p text:style-name="P5"/>
      <text:p text:style-name="P5">#Log in to a remote registry </text:p>
      <text:p text:style-name="P5">docker login RegistryURL -u user -p password</text:p>
      <text:p text:style-name="P5"/>
      <text:p text:style-name="P5">#Pull an image from a remote registry</text:p>
      <text:p text:style-name="P5">docker pull registry.redhat.io/rhel8/httpd-24</text:p>
      <text:p text:style-name="P5"/>
      <text:p text:style-name="P5">#Run a container with Podman <text:s/></text:p>
      <text:p text:style-name="P5">docker run -d -it -p 80:80 -v /nfs:/var/www/html registry.redhat.io/rhel8/httpd-24</text:p>
      <text:p text:style-name="P5"/>
      <text:p text:style-name="P5">#List the running containers </text:p>
      <text:p text:style-name="P5">docker ps</text:p>
      <text:p text:style-name="P5"/>
      <text:p text:style-name="P5">#Execute a command in a running container </text:p>
      <text:p text:style-name="P5">docker exec -it containerid /bin/bash</text:p>
      <text:p text:style-name="P5"/>
      <text:p text:style-name="P5">#Execute a command by root in a running container </text:p>
      <text:p text:style-name="P5">docker exec -u 0 -it a34b5708919d /bin/bash</text:p>
      <text:p text:style-name="P5"/>
      <text:p text:style-name="P5">#Display the logs of a container </text:p>
      <text:p text:style-name="P5">docker logs containerid</text:p>
      <text:p text:style-name="P5"/>
      <text:p text:style-name="P5">#Save an image </text:p>
      <text:p text:style-name="P5">docker save -o /path containerid</text:p>
      <text:p text:style-name="P5"/>
      <text:p text:style-name="P5">#Load an image </text:p>
      <text:p text:style-name="P5">docker load -i /path</text:p>
      <text:p text:style-name="P5"/>
      <text:p text:style-name="P5">#Start an existing container </text:p>
      <text:p text:style-name="P5">docker start containerid</text:p>
      <text:p text:style-name="P5"/>
      <text:p text:style-name="P5">#Stop an existing container </text:p>
      <text:p text:style-name="P5">docker stop containerid</text:p>
      <text:p text:style-name="P5"/>
      <text:p text:style-name="P5">#Restart an existing container </text:p>
      <text:p text:style-name="P5">docker restart containerid</text:p>
      <text:p text:style-name="P5"/>
      <text:p text:style-name="P5">#Remove a container </text:p>
      <text:p text:style-name="P5">docker rm containerid</text:p>
      <text:p text:style-name="P5"/>
      <text:p text:style-name="P5">#Remove a container image </text:p>
      <text:p text:style-name="P5">docker rmi containerimages</text:p>
      <text:p text:style-name="P5"/>
      <text:p text:style-name="P5">#Podman version </text:p>
      <text:p text:style-name="P5">docker version</text:p>
      <text:p text:style-name="P5"/>
      <text:p text:style-name="P5">#Log out </text:p>
      <text:p text:style-name="P5">docker logout</text:p>
      <text:p text:style-name="P5"/>
      <text:p text:style-name="P5"/>
      <text:p text:style-name="P5"><text:soft-page-break/>#Create a new image based on the current state of a running container </text:p>
      <text:p text:style-name="P5">docker run -rm -it [–name name] image:tag command <text:s/></text:p>
      <text:p text:style-name="P5"/>
      <text:p text:style-name="P5">#Create a new image based on the current state of a running container </text:p>
      <text:p text:style-name="P5">docker commit container newImage:tag </text:p>
      <text:p text:style-name="P5"/>
      <text:p text:style-name="P5">#Create (but don’t start) a container from an image </text:p>
      <text:p text:style-name="P5">docker create [-name name] image:tag</text:p>
      <text:p text:style-name="P5"/>
      <text:p text:style-name="P5">#Restart an existing container </text:p>
      <text:p text:style-name="P5">docker restart container</text:p>
      <text:p text:style-name="P5"/>
      <text:p text:style-name="P5">#Wait on one or more containers to stop </text:p>
      <text:p text:style-name="P5">docker wait container1 [container2…]</text:p>
      <text:p text:style-name="P5"/>
      <text:p text:style-name="P5">#Stop a running container gracefully </text:p>
      <text:p text:style-name="P5">docker stop container</text:p>
      <text:p text:style-name="P5"/>
      <text:p text:style-name="P5">#Send a signal to a running container </text:p>
      <text:p text:style-name="P5">docker kill container</text:p>
      <text:p text:style-name="P5"/>
      <text:p text:style-name="P5">#Remove a container (use -f if the container is running) </text:p>
      <text:p text:style-name="P5">docker rm [-f] container</text:p>
      <text:p text:style-name="P5"/>
      <text:p text:style-name="P5">#Display a live stream of a container’s resource usage </text:p>
      <text:p text:style-name="P5">docker stats container</text:p>
      <text:p text:style-name="P5"/>
      <text:p text:style-name="P5">#Return metadata (in JSON) about a running container </text:p>
      <text:p text:style-name="P5">docker inspect container</text:p>
      <text:p text:style-name="P5"/>
      <text:p text:style-name="P5">#Processors running on Docker</text:p>
      <text:p text:style-name="P5">docker top container-id</text:p>
      <text:p text:style-name="P5"/>
      <text:p text:style-name="P5">#Delete volume forcefully</text:p>
      <text:p text:style-name="P5">docker volume prune</text:p>
      <text:p text:style-name="P5"/>
      <text:p text:style-name="P5">#Delete container forcefully</text:p>
      <text:p text:style-name="P5">docker container prune</text:p>
      <text:p text:style-name="P5"/>
      <text:p text:style-name="P5">#Build docker images</text:p>
      <text:p text:style-name="P5">docker build -t yourusername/repository-name .</text:p>
      <text:p text:style-name="P5"/>
      <text:p text:style-name="P5">#Specify the docker file if having other name</text:p>
      <text:p text:style-name="P5">docker build -f dockerfile.dev 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############### Do<text:span text:style-name="T4">cker File </text:span>#####################</text:p>
      <text:p text:style-name="P5"/>
      <text:p text:style-name="P5">FROM ubuntu:18.04 <text:s text:c="3"/>#Add base image</text:p>
      <text:p text:style-name="P5">LABEL name vaibhav <text:s/>#Add name labels to container</text:p>
      <text:p text:style-name="P5">LABEL email vvgadhave@gmail.com <text:s text:c="3"/>#Add email label</text:p>
      <text:p text:style-name="P5">ENV NAME vaibhav <text:s text:c="3"/>#Add enviroment variables</text:p>
      <text:p text:style-name="P5">ENV PASS Passwd@123# <text:s text:c="3"/>#Add enviroment variables </text:p>
      <text:p text:style-name="P5">RUN pwd &gt; /home/test.txt <text:s/># (/) Run command </text:p>
      <text:p text:style-name="P5">WORKDIR /tmp <text:s text:c="2"/># Change working directory, default may be /</text:p>
      <text:p text:style-name="P5">RUN pwd &gt; /home/test.txt <text:s/>#(/tmp) output after changing working directory</text:p>
      <text:p text:style-name="P5">USER vaibhavg <text:s/># Switch user from root to vaibhavg</text:p>
      <text:p text:style-name="P5">COPY test.txt /tmp/ <text:s/>#Copy local test.txt file from local to container /tmp/ </text:p>
      <text:p text:style-name="P5">ADD test.txt.tar /tmp <text:s/>#Extract contents from test.txt.tar in /tmp</text:p>
      <text:p text:style-name="P5">CMD ["python"] <text:s/>#Run any specific command in container</text:p>
      <text:p text:style-name="P5">CMD ["/bin/bash"] <text:s/># If having multiple CMD in docker file then last CMD will execute when container is up</text:p>
      <text:p text:style-name="P5">ENTRYPOINT ["test.sh"] # Executes as soon as the container is up </text:p>
      <text:p text:style-name="P5"/>
      <text:p text:style-name="P5">#################Docker compose file##################</text:p>
      <text:p text:style-name="P5"/>
      <text:p text:style-name="P5">version: '2.2'</text:p>
      <text:p text:style-name="P5">services:</text:p>
      <text:p text:style-name="P5"><text:s text:c="2"/>node01:</text:p>
      <text:p text:style-name="P5"><text:s text:c="4"/>image: docker.elastic.co/elasticsearch/elasticsearch:7.11.1</text:p>
      <text:p text:style-name="P5"><text:s text:c="4"/>container_name: node01</text:p>
      <text:p text:style-name="P5"><text:s text:c="4"/>environment:</text:p>
      <text:p text:style-name="P5"><text:s text:c="6"/>- node.name=node01</text:p>
      <text:p text:style-name="P5"><text:s text:c="6"/>- cluster.name=es-cluster-7</text:p>
      <text:p text:style-name="P5"><text:s text:c="6"/>- discovery.type=single-node</text:p>
      <text:p text:style-name="P5"><text:s text:c="6"/>- "ES_JAVA_OPTS=-Xms128m -Xmx128m"</text:p>
      <text:p text:style-name="P5"><text:s text:c="4"/>ulimits:</text:p>
      <text:p text:style-name="P5"><text:s text:c="6"/>memlock:</text:p>
      <text:p text:style-name="P5"><text:s text:c="8"/>soft: -1</text:p>
      <text:p text:style-name="P5"><text:s text:c="8"/>hard: -1</text:p>
      <text:p text:style-name="P5"><text:s text:c="4"/>volumes:</text:p>
      <text:p text:style-name="P5"><text:s text:c="6"/>- es-data01:/usr/share/elasticsearch/data</text:p>
      <text:p text:style-name="P5"><text:s text:c="4"/>ports:</text:p>
      <text:p text:style-name="P5"><text:s text:c="6"/>- 9200:9200</text:p>
      <text:p text:style-name="P5"><text:s text:c="4"/>networks:</text:p>
      <text:p text:style-name="P5"><text:s text:c="6"/>- es-network</text:p>
      <text:p text:style-name="P5"/>
      <text:p text:style-name="P5"><text:s text:c="2"/>kibana:</text:p>
      <text:p text:style-name="P5"><text:s text:c="4"/>image: docker.elastic.co/kibana/kibana:7.11.1</text:p>
      <text:p text:style-name="P5"><text:s text:c="4"/>environment:</text:p>
      <text:p text:style-name="P5"><text:s text:c="6"/>ELASTICSEARCH_HOSTS: http://node01:9200 <text:s/></text:p>
      <text:p text:style-name="P5"><text:s text:c="4"/>ports:</text:p>
      <text:p text:style-name="P5"><text:s text:c="6"/>- 5601:5601</text:p>
      <text:p text:style-name="P5"><text:s text:c="4"/>networks:</text:p>
      <text:p text:style-name="P5"><text:s text:c="6"/>- es-network</text:p>
      <text:p text:style-name="P5"><text:s text:c="4"/>depends_on:</text:p>
      <text:p text:style-name="P5"><text:s text:c="6"/>- node01</text:p>
      <text:p text:style-name="P5"><text:soft-page-break/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5"/>
      <text:p text:style-name="P5"><text:s text:c="2"/>heartbeat:</text:p>
      <text:p text:style-name="P5"><text:s text:c="4"/>image: docker.elastic.co/beats/heartbeat:7.11.1</text:p>
      <text:p text:style-name="P5"><text:s text:c="4"/>environment:</text:p>
      <text:p text:style-name="P5"><text:s text:c="6"/>ELASTICSEARCH_HOSTS: http://node01:9200</text:p>
      <text:p text:style-name="P5"><text:s text:c="4"/>volumes:</text:p>
      <text:p text:style-name="P5"><text:s text:c="6"/>- /home/vaibhavg/kibana/heartbeat.yml:/usr/share/heartbeat/heartbeat.yml:ro</text:p>
      <text:p text:style-name="P5"><text:s text:c="4"/>networks:</text:p>
      <text:p text:style-name="P5"><text:s text:c="6"/>- es-network</text:p>
      <text:p text:style-name="P5"><text:s text:c="4"/>depends_on:</text:p>
      <text:p text:style-name="P5"><text:s text:c="6"/>- node01</text:p>
      <text:p text:style-name="P5"><text:s text:c="4"/></text:p>
      <text:p text:style-name="P5"/>
      <text:p text:style-name="P5">volumes:</text:p>
      <text:p text:style-name="P5"><text:s text:c="2"/>es-data01:</text:p>
      <text:p text:style-name="P5"><text:s text:c="4"/>driver: local</text:p>
      <text:p text:style-name="P5"/>
      <text:p text:style-name="P5">networks:</text:p>
      <text:p text:style-name="P5"><text:s text:c="2"/>es-network:</text:p>
      <text:p text:style-name="P5"><text:s text:c="4"/>driver: bridge</text:p>
      <text:p text:style-name="P5">################### JFYI ######################</text:p>
      <text:p text:style-name="P5"/>
      <text:p text:style-name="P5"># Install ssh server in conatiner</text:p>
      <text:p text:style-name="P5">RUN apt install openssh-server -y <text:s/></text:p>
      <text:p text:style-name="P5">EXPOSE 22</text:p>
      <text:p text:style-name="P5">CMD ["/usr/sbin/sshd", "-D"]</text:p>
      <text:p text:style-name="P7"><text:line-break/>############## Docker-<text:span text:style-name="T5">Machine</text:span> ####################<text:line-break/></text:p>
      <text:p text:style-name="P8">#URL for deocker-machine</text:p>
      <text:p text:style-name="P2"><text:a xlink:type="simple" xlink:href="https://docker-docs.netlify.app/machine/install-machine/" text:style-name="Internet_20_link" text:visited-style-name="Visited_20_Internet_20_Link"><text:span text:style-name="T8">https://docker-docs.netlify.app/machine/install-machine/</text:span></text:a></text:p>
      <text:p text:style-name="P8"/>
      <text:p text:style-name="P8">#<text:span text:style-name="T2">Check Version</text:span></text:p>
      <text:p text:style-name="P1"><text:span text:style-name="Source_20_Text"><text:span text:style-name="T8">docker-machine version</text:span></text:span></text:p>
      <text:p text:style-name="P8"/>
      <text:p text:style-name="P8">#<text:span text:style-name="T3">List docker machines</text:span></text:p>
      <text:p text:style-name="P4"><text:span text:style-name="Source_20_Text"><text:span text:style-name="T8">docker-machine ls</text:span></text:span></text:p>
      <text:p text:style-name="P4"><text:span text:style-name="Source_20_Text"><text:span text:style-name="T8"/></text:span></text:p>
      <text:p text:style-name="P8">#<text:span text:style-name="T3">Create docker machines</text:span></text:p>
      <text:p text:style-name="P3"><text:span text:style-name="Source_20_Text"><text:span text:style-name="T8">docker-machine create --driver virtualbox </text:span></text:span><text:span text:style-name="Source_20_Text"><text:span text:style-name="T9">machine1</text:span></text:span></text:p>
      <text:p text:style-name="P8"/>
      <text:p text:style-name="P12"><text:span text:style-name="T10">#</text:span><text:span text:style-name="T9">Y</text:span><text:span text:style-name="T8">ou need to tell Docker to talk to the new machine. You can do this with the </text:span><text:span text:style-name="Source_20_Text"><text:span text:style-name="T8">docker-machine env</text:span></text:span><text:span text:style-name="T8"> command.</text:span></text:p>
      <text:p text:style-name="P4"><text:span text:style-name="Source_20_Text"><text:span text:style-name="T8">docker-machine env </text:span></text:span><text:span text:style-name="Source_20_Text"><text:span text:style-name="T9">machine1</text:span></text:span></text:p>
      <text:p text:style-name="P4"><text:span text:style-name="Source_20_Text"><text:span text:style-name="T8"/></text:span></text:p>
      <text:p text:style-name="P7"><text:span text:style-name="T1">#</text:span>Connect your shell to the new machine.</text:p>
      <text:p text:style-name="P3"><text:span text:style-name="Source_20_Text"><text:span text:style-name="T8">eval "$(docker-machine env </text:span></text:span><text:span text:style-name="Source_20_Text"><text:span text:style-name="T9">machine1</text:span></text:span><text:span text:style-name="Source_20_Text"><text:span text:style-name="T8">)"</text:span></text:span></text:p>
      <text:p text:style-name="P8"/>
      <text:p text:style-name="P10"><text:span text:style-name="T11">#Start a Docker machine<text:line-break/></text:span><text:span text:style-name="T7">docker-machine </text:span><text:span text:style-name="T11">start </text:span><text:span text:style-name="Source_20_Text"><text:span text:style-name="T12">machine1</text:span></text:span><text:span text:style-name="T7"><text:line-break/></text:span><text:soft-page-break/><text:span text:style-name="T7"><text:line-break/></text:span><text:span text:style-name="T11">#St</text:span><text:span text:style-name="T13">op</text:span><text:span text:style-name="T11"> a Docker machine</text:span></text:p>
      <text:p text:style-name="P10"><text:span text:style-name="T7">docker-machine </text:span><text:span text:style-name="T13">stop</text:span><text:span text:style-name="T11"> </text:span><text:span text:style-name="Source_20_Text"><text:span text:style-name="T12">machine1</text:span></text:span></text:p>
      <text:p text:style-name="P10"><text:span text:style-name="Source_20_Text"><text:span text:style-name="T7"/></text:span></text:p>
      <text:p text:style-name="P10"><text:span text:style-name="Source_20_Text"><text:span text:style-name="T14">#Restart</text:span></text:span><text:span text:style-name="Source_20_Text"><text:span text:style-name="T11"> a Docker machine</text:span></text:span></text:p>
      <text:p text:style-name="P10"><text:span text:style-name="Source_20_Text"><text:span text:style-name="T12">docker-machine restart </text:span></text:span><text:span text:style-name="Source_20_Text"><text:span text:style-name="T15">machine1</text:span></text:span><text:span text:style-name="Source_20_Text"><text:span text:style-name="T12"><text:line-break/><text:line-break/></text:span></text:span><text:span text:style-name="Source_20_Text"><text:span text:style-name="T14">#</text:span></text:span><text:span text:style-name="Source_20_Text"><text:span text:style-name="T15">Configuration for</text:span></text:span><text:span text:style-name="Source_20_Text"><text:span text:style-name="T11"> a Docker machine</text:span></text:span><text:span text:style-name="Source_20_Text"><text:span text:style-name="T12"><text:line-break/>docker-machine config </text:span></text:span><text:span text:style-name="Source_20_Text"><text:span text:style-name="T15">machine1</text:span></text:span></text:p>
      <text:p text:style-name="P10"><text:span text:style-name="Source_20_Text"><text:span text:style-name="T7"/></text:span></text:p>
      <text:p text:style-name="P10"><text:span text:style-name="Source_20_Text"><text:span text:style-name="T14">#</text:span></text:span><text:span text:style-name="Source_20_Text"><text:span text:style-name="T15">Inspect</text:span></text:span><text:span text:style-name="Source_20_Text"><text:span text:style-name="T11"> a Docker machine</text:span></text:span></text:p>
      <text:p text:style-name="P10"><text:span text:style-name="Source_20_Text"><text:span text:style-name="T12">docker-machine inspect </text:span></text:span><text:span text:style-name="Source_20_Text"><text:span text:style-name="T15">machine1</text:span></text:span></text:p>
      <text:p text:style-name="P10"><text:span text:style-name="Source_20_Text"><text:span text:style-name="T7"/></text:span></text:p>
      <text:p text:style-name="P10"><text:span text:style-name="Source_20_Text"><text:span text:style-name="T14">#</text:span></text:span><text:span text:style-name="Source_20_Text"><text:span text:style-name="T15">Get ip of</text:span></text:span><text:span text:style-name="Source_20_Text"><text:span text:style-name="T11"> a Docker machine</text:span></text:span></text:p>
      <text:p text:style-name="P10"><text:span text:style-name="Source_20_Text"><text:span text:style-name="T12">docker-machine ip </text:span></text:span><text:span text:style-name="Source_20_Text"><text:span text:style-name="T15">machine1</text:span></text:span></text:p>
      <text:p text:style-name="P10"><text:span text:style-name="Source_20_Text"><text:span text:style-name="T7"/></text:span></text:p>
      <text:p text:style-name="P10"><text:span text:style-name="Source_20_Text"><text:span text:style-name="T14">#</text:span></text:span><text:span text:style-name="Source_20_Text"><text:span text:style-name="T15">Kill</text:span></text:span><text:span text:style-name="Source_20_Text"><text:span text:style-name="T11"> a Docker machine</text:span></text:span></text:p>
      <text:p text:style-name="P10"><text:span text:style-name="Source_20_Text"><text:span text:style-name="T12">docker-machine kill </text:span></text:span><text:span text:style-name="Source_20_Text"><text:span text:style-name="T15">machine1</text:span></text:span></text:p>
      <text:p text:style-name="P10"><text:span text:style-name="Source_20_Text"><text:span text:style-name="T7"/></text:span></text:p>
      <text:p text:style-name="P10"><text:span text:style-name="Source_20_Text"><text:span text:style-name="T15">#1.Set the hostname on the instance to the name Machine addresses it by, such as default.</text:span></text:span></text:p>
      <text:p text:style-name="P10"><text:span text:style-name="Source_20_Text"><text:span text:style-name="T15"><text:s/>2. Install Docker if it is not present already.</text:span></text:span></text:p>
      <text:p text:style-name="P10"><text:span text:style-name="Source_20_Text"><text:span text:style-name="T15"><text:s/>3.Generate a set of certificates (usually with the default, self-signed CA) and configure the daemon to accept connections over TLS.</text:span></text:span></text:p>
      <text:p text:style-name="P10"><text:span text:style-name="Source_20_Text"><text:span text:style-name="T15"><text:s/>4. Copy the generated certificates to the server and local config directory.</text:span></text:span></text:p>
      <text:p text:style-name="P10"><text:span text:style-name="Source_20_Text"><text:span text:style-name="T15"><text:s/>5. <text:s/>Configure the Docker Engine according to the options specified at create time.</text:span></text:span></text:p>
      <text:p text:style-name="P10"><text:span text:style-name="Source_20_Text"><text:span text:style-name="T15"><text:s/>6. Configure and activate Swarm if applicable.</text:span></text:span></text:p>
      <text:p text:style-name="P10"><text:span text:style-name="Source_20_Text"><text:span text:style-name="T12">--&gt; docker-machine provision </text:span></text:span><text:span text:style-name="Source_20_Text"><text:span text:style-name="T15">machine1</text:span></text:span></text:p>
      <text:p text:style-name="P10"><text:span text:style-name="Source_20_Text"><text:span text:style-name="T14">#</text:span></text:span><text:span text:style-name="Source_20_Text"><text:span text:style-name="T15">regenerated certificates for</text:span></text:span><text:span text:style-name="Source_20_Text"><text:span text:style-name="T11"> a Docker machine</text:span></text:span></text:p>
      <text:p text:style-name="P10"><text:span text:style-name="Source_20_Text"><text:span text:style-name="T12">docker-machine regenerate-certs </text:span></text:span><text:span text:style-name="Source_20_Text"><text:span text:style-name="T15">machine1</text:span></text:span></text:p>
      <text:p text:style-name="P10"><text:span text:style-name="Source_20_Text"><text:span text:style-name="T7"/></text:span></text:p>
      <text:p text:style-name="P10"><text:span text:style-name="Source_20_Text"><text:span text:style-name="T14">#</text:span></text:span><text:span text:style-name="Source_20_Text"><text:span text:style-name="T15">ssh</text:span></text:span><text:span text:style-name="Source_20_Text"><text:span text:style-name="T11"> a Docker machine</text:span></text:span></text:p>
      <text:p text:style-name="P10"><text:span text:style-name="Source_20_Text"><text:span text:style-name="T12">docker-machine ssh </text:span></text:span><text:span text:style-name="Source_20_Text"><text:span text:style-name="T15">machine1</text:span></text:span></text:p>
      <text:p text:style-name="P10"><text:span text:style-name="Source_20_Text"><text:span text:style-name="T7"/></text:span></text:p>
      <text:p text:style-name="P10"><text:span text:style-name="Source_20_Text"><text:span text:style-name="T14">#</text:span></text:span><text:span text:style-name="Source_20_Text"><text:span text:style-name="T15">Status</text:span></text:span><text:span text:style-name="Source_20_Text"><text:span text:style-name="T11"> a Docker machine</text:span></text:span></text:p>
      <text:p text:style-name="P10"><text:span text:style-name="Source_20_Text"><text:span text:style-name="T12">docker-machine status </text:span></text:span><text:span text:style-name="Source_20_Text"><text:span text:style-name="T15">machine1</text:span></text:span></text:p>
      <text:p text:style-name="P10"><text:span text:style-name="Source_20_Text"><text:span text:style-name="T7"/></text:span></text:p>
      <text:p text:style-name="P10"><text:span text:style-name="Source_20_Text"><text:span text:style-name="T14">#</text:span></text:span><text:span text:style-name="Source_20_Text"><text:span text:style-name="T16">upgrade</text:span></text:span><text:span text:style-name="Source_20_Text"><text:span text:style-name="T11"> a Docker machine</text:span></text:span></text:p>
      <text:p text:style-name="P10"><text:span text:style-name="Source_20_Text"><text:span text:style-name="T12">docker-machine upgrade </text:span></text:span><text:span text:style-name="Source_20_Text"><text:span text:style-name="T15">machine1</text:span></text:span></text:p>
      <text:p text:style-name="P10"><text:span text:style-name="Source_20_Text"><text:span text:style-name="T7"/></text:span></text:p>
      <text:p text:style-name="P10"><text:span text:style-name="Source_20_Text"><text:span text:style-name="T14">#</text:span></text:span><text:span text:style-name="Source_20_Text"><text:span text:style-name="T11">St</text:span></text:span><text:span text:style-name="Source_20_Text"><text:span text:style-name="T13">op</text:span></text:span><text:span text:style-name="Source_20_Text"><text:span text:style-name="T11"> a Docker machine</text:span></text:span></text:p>
      <text:p text:style-name="P11"><text:span text:style-name="Source_20_Text"><text:span text:style-name="T12">docker-machine url </text:span></text:span><text:span text:style-name="Source_20_Text"><text:span text:style-name="T15">machine1</text:span></text:span><text:span text:style-name="T7"><text:line-break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line-break/></text:p>
      <text:p text:style-name="P5"><text:soft-page-break/>############## Docker Swarm ####################</text:p>
      <text:p text:style-name="P5"/>
      <text:p text:style-name="P5">#To create a new docker swarm leader</text:p>
      <text:p text:style-name="P5">docker swarm init</text:p>
      <text:p text:style-name="P5"/>
      <text:p text:style-name="P5">#To chek the list of nodes connected to docker swarm</text:p>
      <text:p text:style-name="P5">docker node ls</text:p>
      <text:p text:style-name="P5"/>
      <text:p text:style-name="P5">#To get the docker initialise link again to join worker</text:p>
      <text:p text:style-name="P5">docker swarm join-token worker </text:p>
      <text:p text:style-name="P5"/>
      <text:p text:style-name="P5">#To get the docker initialise link again to join mananger</text:p>
      <text:p text:style-name="P5">docker swarm join-token manager </text:p>
      <text:p text:style-name="P5"/>
      <text:p text:style-name="P5">#To exit from docker swarm manager (Run this comand on worker)</text:p>
      <text:p text:style-name="P5">docker swarm leave</text:p>
      <text:p text:style-name="P5"/>
      <text:p text:style-name="P5">#To remove any worker from group (Run this command on manager)</text:p>
      <text:p text:style-name="P5">docker node rm worker2</text:p>
      <text:p text:style-name="P5"/>
      <text:p text:style-name="P5">#To inspect worker information</text:p>
      <text:p text:style-name="P5">docker node inspect worker1</text:p>
      <text:p text:style-name="P5"/>
      <text:p text:style-name="P5">#Docker always recommends to promote manager as 1,3,5,7.. <text:s/>(as odd no)</text:p>
      <text:p text:style-name="P5"/>
      <text:p text:style-name="P5">#To promote docker worker to manager</text:p>
      <text:p text:style-name="P5">docker node promote worker1 worker2</text:p>
      <text:p text:style-name="P5"/>
      <text:p text:style-name="P5">#To demote docker worker to manager</text:p>
      <text:p text:style-name="P5">docker node demote worker1 worker2</text:p>
      <text:p text:style-name="P5"/>
      <text:p text:style-name="P5">#To create a service</text:p>
      <text:p text:style-name="P5">docker service create -d alpine ping 8.8.8.8</text:p>
      <text:p text:style-name="P5"/>
      <text:p text:style-name="P5">#To create a service with replicas</text:p>
      <text:p text:style-name="P5">docker service create -d --replicas 4 alpine ping 8.8.8.8</text:p>
      <text:p text:style-name="P5"/>
      <text:p text:style-name="P5">#To check the running serices.</text:p>
      <text:p text:style-name="P5">docker service ls</text:p>
      <text:p text:style-name="P5"/>
      <text:p text:style-name="P5">#To check where the serices are running</text:p>
      <text:p text:style-name="P5">docker service ps ajdlkjdlii211</text:p>
      <text:p text:style-name="P5"/>
      <text:p text:style-name="P5">#To scale docker conatainers</text:p>
      <text:p text:style-name="P5">docker service scale asdekjjkajdf=4 dasdewdqw=4</text:p>
      <text:p text:style-name="P5"/>
      <text:p text:style-name="P5">#To run the serice globally</text:p>
      <text:p text:style-name="P5">docker service create --mode global alpine ping 8.8.8.8</text:p>
      <text:p text:style-name="P5"/>
      <text:p text:style-name="P5">#To run container on manager only</text:p>
      <text:p text:style-name="P5">docker service create --constraint="node.role==manager" alpine ping 8.8.8.8</text:p>
      <text:p text:style-name="P5"/>
      <text:p text:style-name="P5"><text:soft-page-break/>#To run container on any particular worker only</text:p>
      <text:p text:style-name="P5">docker service create --constraint="node.role==worker" alpine ping 8.8.8.8</text:p>
      <text:p text:style-name="P5"/>
      <text:p text:style-name="P5">#To add any label to any worker <text:s/>(Labels are required because you can run containers on any particular workers by this)</text:p>
      <text:p text:style-name="P5">docker node update --label-add="ssd=true" worker1<text:line-break/><text:line-break/><text:span text:style-name="T17">#TO remove any label from worker</text:span><text:line-break/>docker node update --label-rm <text:span text:style-name="T18">ssd</text:span> node2</text:p>
      <text:p text:style-name="P5"/>
      <text:p text:style-name="P5">#To run any service on particular worker by using labels</text:p>
      <text:p text:style-name="P5">docker service create --constraint="node.labels.ssd=<text:span text:style-name="T6">=</text:span>true" --replicas=3 -d alpine ping 8.8.8.8</text:p>
      <text:p text:style-name="P5"/>
      <text:p text:style-name="P5">#To pause any running worker node</text:p>
      <text:p text:style-name="P5">docker node update --availability=pause worker2</text:p>
      <text:p text:style-name="P5"/>
      <text:p text:style-name="P5">#To unpause any running worker node</text:p>
      <text:p text:style-name="P5">docker node update --availability=active worker2</text:p>
      <text:p text:style-name="P5"/>
      <text:p text:style-name="P5">#To move all containers from running worker node to other automatically</text:p>
      <text:p text:style-name="P14">docker node update --availability=drain worker2<text:line-break/><text:line-break/><text:span text:style-name="T19">#To run compose-file as stack deploy</text:span></text:p>
      <text:p text:style-name="P14">docker stack deploy --compose-file docker-compose.yml Demo</text:p>
      <text:p text:style-name="P5"/>
      <text:p text:style-name="P15">#To remove stack</text:p>
      <text:p text:style-name="P5">docker stack rm Demo </text:p>
      <text:p text:style-name="P5"/>
      <text:p text:style-name="P16">#List no of stacks</text:p>
      <text:p text:style-name="P5">docker stack ls</text:p>
      <text:p text:style-name="P5"/>
      <text:p text:style-name="P16">#To check on which machines stacks are running</text:p>
      <text:p text:style-name="P5">docker stack ps Dem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04T09:16:52.837631193</meta:creation-date>
    <dc:date>2022-11-23T16:54:05.020707530</dc:date>
    <meta:editing-duration>PT55M33S</meta:editing-duration>
    <meta:editing-cycles>23</meta:editing-cycles>
    <meta:generator>LibreOffice/7.3.4.2$Linux_X86_64 LibreOffice_project/728fec16bd5f605073805c3c9e7c4212a0120dc5</meta:generator>
    <meta:document-statistic meta:table-count="0" meta:image-count="0" meta:object-count="0" meta:page-count="7" meta:paragraph-count="227" meta:word-count="1165" meta:character-count="8360" meta:non-whitespace-character-count="7146"/>
  </office:meta>
</office:document-meta>
</file>